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imeZon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StartRule( int var0 , int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StartYe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getOffset( int var0 , int var1 , int var2 , int var3 , int var4 , int var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impleTimeZone( int var0 , java . lang . String var1 , int var2 , int var3 , int var4 , int var5 , int var6 , int var7 , int var8 , int var9 , int var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StartRule( int var0 , int var1 , int var2 , int var3 , boolean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StartRule( int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getRaw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DSTSaving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getDSTSav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EndRule( int var0 , int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impleTimeZone( int var0 , java . lang . String var1 , int var2 , int var3 , int var4 , int var5 , int var6 , int var7 , int var8 , int var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EndRule( int var0 , int var1 , int var2 , int var3 , boolean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RawOff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inDaylightTime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etEndRule( int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hasSameRules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useDayligh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TimeZone.SimpleTimeZone( int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